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29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54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04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2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B" style:family="table-column">
      <style:table-column-properties style:column-width="3.1243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896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042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896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04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Heading_20_2">
      <style:paragraph-properties fo:line-height="0.2138in"/>
    </style:style>
    <style:style style:name="P2" style:family="paragraph" style:parent-style-name="Heading_20_3" style:list-style-name="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" fo:font-weight="normal" style:font-weight-asian="normal" style:font-weight-complex="normal"/>
    </style:style>
    <style:style style:name="P3" style:family="paragraph" style:parent-style-name="Standard">
      <style:paragraph-properties fo:margin-left="0.9409in" fo:margin-right="0.0264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9689in" fo:margin-right="0in" fo:line-height="0.2138in" fo:text-indent="0in" style:auto-text-indent="false"/>
    </style:style>
    <style:style style:name="P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</style:style>
    <style:style style:name="P6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7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8" style:family="paragraph" style:parent-style-name="Standard">
      <style:paragraph-properties fo:margin-left="0.9689in" fo:margin-right="0in" fo:line-height="0.189in" fo:text-indent="0in" style:auto-text-indent="false"/>
    </style:style>
    <style:style style:name="P9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10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11" style:family="paragraph" style:parent-style-name="Standard">
      <style:paragraph-properties fo:margin-left="0.9689in" fo:margin-right="0in" fo:line-height="0.1819in" fo:text-indent="0in" style:auto-text-indent="false"/>
    </style:style>
    <style:style style:name="P12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3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14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1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17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</style:style>
    <style:style style:name="P18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19" style:family="paragraph" style:parent-style-name="Table_20_Paragraph">
      <style:paragraph-properties fo:orphans="0" fo:widows="0"/>
    </style:style>
    <style:style style:name="P20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21" style:family="paragraph" style:parent-style-name="Table_20_Paragraph" style:list-style-name="WWNum1">
      <style:paragraph-properties fo:orphans="0" fo:widows="0"/>
    </style:style>
    <style:style style:name="P22" style:family="paragraph" style:parent-style-name="Table_20_Paragraph">
      <style:paragraph-properties fo:margin-left="0.8673in" fo:margin-right="0in" fo:line-height="0.1598in" fo:orphans="0" fo:widows="0" fo:text-indent="0in" style:auto-text-indent="false"/>
    </style:style>
    <style:style style:name="P23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</style:style>
    <style:style style:name="P24" style:family="paragraph" style:parent-style-name="Table_20_Paragraph">
      <style:paragraph-properties fo:text-align="justify" style:justify-single-word="false" fo:orphans="0" fo:widows="0"/>
    </style:style>
    <style:style style:name="P25" style:family="paragraph" style:parent-style-name="Table_20_Paragraph">
      <style:paragraph-properties fo:margin-left="0.0654in" fo:margin-right="0.1862in" fo:line-height="85%" fo:orphans="0" fo:widows="0" fo:text-indent="0.802in" style:auto-text-indent="false"/>
    </style:style>
    <style:style style:name="P26" style:family="paragraph" style:parent-style-name="Table_20_Paragraph">
      <style:paragraph-properties fo:margin-left="0.0654in" fo:margin-right="0.2047in" fo:line-height="85%" fo:orphans="0" fo:widows="0" fo:text-indent="0.802in" style:auto-text-indent="false"/>
    </style:style>
    <style:style style:name="P27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28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29" style:family="paragraph" style:parent-style-name="Table_20_Paragraph">
      <style:paragraph-properties fo:margin-left="0.0654in" fo:margin-right="0.1409in" fo:line-height="85%" fo:orphans="0" fo:widows="0" fo:text-indent="0.802in" style:auto-text-indent="false"/>
    </style:style>
    <style:style style:name="P30" style:family="paragraph" style:parent-style-name="Table_20_Paragraph">
      <style:paragraph-properties fo:text-align="center" style:justify-single-word="false" fo:orphans="0" fo:widows="0"/>
    </style:style>
    <style:style style:name="P31" style:family="paragraph" style:parent-style-name="Table_20_Paragraph">
      <style:paragraph-properties fo:margin-left="0.0654in" fo:margin-right="0in" fo:line-height="0.1654in" fo:orphans="0" fo:widows="0" fo:text-indent="0in" style:auto-text-indent="false"/>
    </style:style>
    <style:style style:name="P32" style:family="paragraph" style:parent-style-name="Table_20_Paragraph">
      <style:paragraph-properties fo:margin-left="0.8673in" fo:margin-right="0in" fo:line-height="0.1661in" fo:orphans="0" fo:widows="0" fo:text-indent="0in" style:auto-text-indent="false"/>
    </style:style>
    <style:style style:name="P33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34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</style:style>
    <style:style style:name="P35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</style:style>
    <style:style style:name="P36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</style:style>
    <style:style style:name="P37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Table_20_Paragraph">
      <style:paragraph-properties fo:margin-left="0.5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42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43" style:family="paragraph" style:parent-style-name="Table_20_Paragraph">
      <style:paragraph-properties fo:line-height="0.1646in" fo:text-align="center" style:justify-single-word="false" fo:orphans="0" fo:widows="0"/>
    </style:style>
    <style:style style:name="P44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</style:style>
    <style:style style:name="P45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46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</style:style>
    <style:style style:name="P47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48" style:family="paragraph" style:parent-style-name="Table_20_Paragraph">
      <style:paragraph-properties fo:line-height="0.1646in" fo:orphans="0" fo:widows="0"/>
    </style:style>
    <style:style style:name="P49" style:family="paragraph" style:parent-style-name="Table_20_Paragraph">
      <style:paragraph-properties fo:line-height="105%" fo:text-align="center" style:justify-single-word="false" fo:orphans="0" fo:widows="0"/>
    </style:style>
    <style:style style:name="P50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</style:style>
    <style:style style:name="P51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</style:style>
    <style:style style:name="P5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5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5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</style:style>
    <style:style style:name="P56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</style:style>
    <style:style style:name="P57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8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59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60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61" style:family="paragraph" style:parent-style-name="Text_20_body">
      <style:text-properties style:font-name="Times New Roman1" fo:font-weight="bold" style:font-weight-asian="bold" style:font-name-complex="Times New Roman2"/>
    </style:style>
    <style:style style:name="P62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3" style:family="paragraph" style:parent-style-name="Text_20_body">
      <style:paragraph-properties fo:margin-top="0.0028in" fo:margin-bottom="0in" style:contextual-spacing="false"/>
      <style:text-properties style:font-name="Times New Roman1" fo:font-weight="bold" officeooo:rsid="0004e93d" officeooo:paragraph-rsid="0004e93d" style:font-weight-asian="bold" style:font-name-complex="Times New Roman2"/>
    </style:style>
    <style:style style:name="P64" style:family="paragraph" style:parent-style-name="Text_20_body">
      <style:paragraph-properties fo:line-height="2%"/>
      <style:text-properties fo:font-size="10pt" style:font-size-asian="10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style:font-size-asian="13pt" style:font-name-complex="Times New Roman2" style:font-size-complex="13pt" style:text-scale="105%"/>
    </style:style>
    <style:style style:name="T9" style:family="text">
      <style:text-properties style:font-name="Times New Roman1" fo:font-size="13pt" style:font-size-asian="13pt" style:font-name-complex="Times New Roman2" style:font-size-complex="13pt" style:text-scale="110%"/>
    </style:style>
    <style:style style:name="T10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11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2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3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4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21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2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3" style:family="text"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T24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5" style:family="text"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T26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/>
    </style:style>
    <style:style style:name="T27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8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9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30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31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32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33" style:family="text">
      <style:text-properties fo:color="#ff0000" loext:opacity="100%" style:font-name="Times New Roman1" fo:font-size="13pt" style:font-size-asian="13pt" style:font-name-complex="Times New Roman2" style:font-size-complex="13pt" style:text-scale="105%"/>
    </style:style>
    <style:style style:name="T34" style:family="text">
      <style:text-properties fo:color="#ff0000" loext:opacity="100%" style:font-name="Times New Roman1" fo:font-size="13pt" officeooo:rsid="0004e93d" style:font-size-asian="13pt" style:font-name-complex="Times New Roman2" style:font-size-complex="13pt"/>
    </style:style>
    <style:style style:name="T35" style:family="text"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6" style:family="text">
      <style:text-properties fo:color="#ff0000" loext:opacity="100%" style:font-name="Times New Roman1" fo:font-size="13pt" fo:language="en" fo:country="US" fo:font-weight="bold" style:letter-kerning="false" style:font-name-asian="Noto Serif1" style:font-size-asian="13pt" style:language-asian="en" style:country-asian="US" style:font-weight-asian="bold" style:font-name-complex="Times New Roman2" style:font-size-complex="13pt" style:language-complex="ar" style:country-complex="SA" style:text-scale="105%"/>
    </style:style>
    <style:style style:name="T37" style:family="text"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T38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9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40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41" style:family="text">
      <style:text-properties fo:color="#000000" loext:opacity="100%" style:font-name="Times New Roman1" fo:font-size="13pt" fo:language="en" fo:country="US" officeooo:rsid="0004e93d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60"/>
      <text:p text:style-name="P3"><text:span text:style-name="T1">BÁO CÁO CÔNG VIỆC VÀ KẾ HOẠCH TUẦN</text:span></text:p>
      <text:p text:style-name="P61"/>
      <text:p text:style-name="P63">8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span text:style-name="T2">Họ và tên</text:span></text:p>
          </table:table-cell>
          <table:table-cell table:style-name="Table1.A1" office:value-type="string">
            <text:p text:style-name="P24"><text:span text:style-name="T32"><text:s text:c="8"/></text:span><text:span text:style-name="T35">Hoàng Đức Danh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1">Lớp</text:span></text:p>
          </table:table-cell>
          <table:table-cell table:style-name="Table1.A1" office:value-type="string">
            <text:p text:style-name="P20"><text:span text:style-name="T6">C0622G1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">Ngày báo cáo</text:span></text:p>
          </table:table-cell>
          <table:table-cell table:style-name="Table1.A1" office:value-type="string">
            <text:p text:style-name="P20"><text:span text:style-name="T34">04</text:span><text:span text:style-name="T32">/0</text:span><text:span text:style-name="T34">8</text:span><text:span text:style-name="T32">/2022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">Ngày bắt đầu</text:span></text:p>
          </table:table-cell>
          <table:table-cell table:style-name="Table1.A1" office:value-type="string">
            <text:p text:style-name="P20"><text:span text:style-name="T34">28</text:span><text:span text:style-name="T32">/07/2022</text:span></text:p>
          </table:table-cell>
        </table:table-row>
        <table:table-row table:style-name="Table1.5">
          <table:table-cell table:style-name="Table1.A1" office:value-type="string">
            <text:p text:style-name="P22"><text:span text:style-name="T2">Ngày kết thúc</text:span></text:p>
          </table:table-cell>
          <table:table-cell table:style-name="Table1.A1" office:value-type="string">
            <text:p text:style-name="P19"><text:span text:style-name="T32"><text:s text:c="7"/></text:span><text:span text:style-name="T34">04</text:span><text:span text:style-name="T32">/0 </text:span><text:span text:style-name="T34">8</text:span><text:span text:style-name="T32">/2022</text:span></text:p>
          </table:table-cell>
        </table:table-row>
      </table:table>
      <text:p text:style-name="P62"/>
      <text:p text:style-name="P4"><text:span text:style-name="T3">Tự kiểm tra</text:span></text:p>
      <text:p text:style-name="P7"><text:span text:style-name="T6">Đặt</text:span><text:span text:style-name="T10"> </text:span><text:span text:style-name="T6">ký</text:span><text:span text:style-name="T12"> </text:span><text:span text:style-name="T6">tự<text:tab/></text:span><text:span text:style-name="T13">x</text:span><text:span text:style-name="T1"><text:tab/></text:span><text:span text:style-name="T6">để</text:span><text:span text:style-name="T14"> </text:span><text:span text:style-name="T6">trả</text:span><text:span text:style-name="T15"> </text:span><text:span text:style-name="T6">lời</text:span><text:span text:style-name="T14"> </text:span><text:span text:style-name="T6">"có"</text:span><text:span text:style-name="T14"> </text:span><text:span text:style-name="T6">và</text:span><text:span text:style-name="T14"> </text:span><text:span text:style-name="T6">ký</text:span><text:span text:style-name="T15"> </text:span><text:span text:style-name="T6">tự<text:tab/></text:span><text:span text:style-name="T13"> </text:span><text:span text:style-name="T38">o</text:span><text:span text:style-name="T6"><text:tab/>để trả lời</text:span><text:span text:style-name="T16"> </text:span><text:span text:style-name="T6">"không".</text:span></text:p>
      <text:p text:style-name="P5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<text:span text:style-name="T6">Đã nghiêm túc nỗ lực để hiểu các học liệu?</text:span></text:p>
          </table:table-cell>
          <table:table-cell table:style-name="Table2.A1" office:value-type="string">
            <text:p text:style-name="P30"><text:span text:style-name="T13">x</text:span></text:p>
          </table:table-cell>
          <table:table-cell table:style-name="Table2.A1" office:value-type="string">
            <text:p text:style-name="P26"><text:span text:style-name="T6">Có hiểu giải pháp để giải quyết các bài tập trước khi bài tập</text:span></text:p>
            <text:p text:style-name="P31"><text:span text:style-name="T6">được giao không?</text:span></text:p>
          </table:table-cell>
          <table:table-cell table:style-name="Table2.A1" office:value-type="string">
            <text:p text:style-name="P30"><text:span text:style-name="T13">x</text:span></text:p>
          </table:table-cell>
        </table:table-row>
        <table:table-row table:style-name="Table2.1">
          <table:table-cell table:style-name="Table2.A1" office:value-type="string">
            <text:p text:style-name="P27"><text:span text:style-name="T6">Đã</text:span><text:span text:style-name="T17"> </text:span><text:span text:style-name="T6">cùng</text:span><text:span text:style-name="T18"> </text:span><text:span text:style-name="T6">làm</text:span><text:span text:style-name="T17"> </text:span><text:span text:style-name="T6">việc</text:span><text:span text:style-name="T18"> </text:span><text:span text:style-name="T6">với</text:span><text:span text:style-name="T18"> </text:span><text:span text:style-name="T6">bạn</text:span><text:span text:style-name="T7"> </text:span><text:span text:style-name="T6">học</text:span><text:span text:style-name="T15"> </text:span><text:span text:style-name="T6">trên</text:span><text:span text:style-name="T15"> </text:span><text:span text:style-name="T6">những</text:span><text:span text:style-name="T15"> </text:span><text:span text:style-name="T6">vấn</text:span><text:span text:style-name="T15"> </text:span><text:span text:style-name="T6">đề</text:span><text:span text:style-name="T15"> </text:span><text:span text:style-name="T6">của</text:span><text:span text:style-name="T15"> </text:span><text:span text:style-name="T6">bài</text:span><text:span text:style-name="T15"> </text:span><text:span text:style-name="T6">tập?</text:span></text:p>
          </table:table-cell>
          <table:table-cell table:style-name="Table2.A1" office:value-type="string">
            <text:p text:style-name="P30"><text:span text:style-name="T6">O</text:span></text:p>
          </table:table-cell>
          <table:table-cell table:style-name="Table2.A1" office:value-type="string">
            <text:p text:style-name="P28"><text:span text:style-name="T6">Có yêu cầu giải thích các điểm</text:span><text:span text:style-name="T19"> </text:span><text:span text:style-name="T6">cản</text:span><text:span text:style-name="T20"> </text:span><text:span text:style-name="T6">trở</text:span><text:span text:style-name="T19"> </text:span><text:span text:style-name="T6">bạn</text:span><text:span text:style-name="T20"> </text:span><text:span text:style-name="T6">giải</text:span><text:span text:style-name="T19"> </text:span><text:span text:style-name="T6">quyết</text:span><text:span text:style-name="T20"> </text:span><text:span text:style-name="T6">các</text:span><text:span text:style-name="T19"> </text:span><text:span text:style-name="T6">bài</text:span><text:span text:style-name="T20"> </text:span><text:span text:style-name="T6">tập</text:span></text:p>
            <text:p text:style-name="P31"><text:span text:style-name="T6">trong giờ học có hướng dẫn không?</text:span></text:p>
          </table:table-cell>
          <table:table-cell table:style-name="Table2.A1" office:value-type="string">
            <text:p text:style-name="P30"><text:span text:style-name="T6">O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6">Đã thử tóm tắt lại bài tập trước khi trao đổi cùng bạn học?</text:span></text:p>
          </table:table-cell>
          <table:table-cell table:style-name="Table2.A1" office:value-type="string">
            <text:p text:style-name="P30"><text:span text:style-name="T6">O</text:span></text:p>
          </table:table-cell>
          <table:table-cell table:style-name="Table2.A1" office:value-type="string">
            <text:p text:style-name="P29"><text:span text:style-name="T6">Có đố bạn cùng lớp giải quyết thách thức nào (mà bạn đã tìm</text:span></text:p>
            <text:p text:style-name="P31"><text:span text:style-name="T6">ra) không?</text:span></text:p>
          </table:table-cell>
          <table:table-cell table:style-name="Table2.A1" office:value-type="string">
            <text:p text:style-name="P30"><text:span text:style-name="T6">O</text:span></text:p>
          </table:table-cell>
        </table:table-row>
        <table:table-row table:style-name="Table2.4">
          <table:table-cell table:style-name="Table2.A1" office:value-type="string">
            <text:p text:style-name="P32"><text:span text:style-name="T6">Đã tham gia tích cực vào</text:span></text:p>
            <text:p text:style-name="P33"><text:span text:style-name="T6">các buổi trao đổi về bài tập?</text:span></text:p>
          </table:table-cell>
          <table:table-cell table:style-name="Table2.A1" office:value-type="string">
            <text:p text:style-name="P30"><text:span text:style-name="T13">x</text:span></text:p>
          </table:table-cell>
          <table:table-cell table:style-name="Table2.A1" office:value-type="string">
            <text:p text:style-name="P32"><text:span text:style-name="T6">Có ngủ đủ trước ngày học</text:span></text:p>
            <text:p text:style-name="P33"><text:span text:style-name="T6">không?</text:span></text:p>
          </table:table-cell>
          <table:table-cell table:style-name="Table2.A1" office:value-type="string">
            <text:p text:style-name="P30"><text:span text:style-name="T13">x</text:span></text:p>
          </table:table-cell>
        </table:table-row>
        <table:table-row table:style-name="Table2.4">
          <table:table-cell table:style-name="Table2.A1" office:value-type="string">
            <text:p text:style-name="P32"><text:span text:style-name="T6">Có tham khảo ý kiến với</text:span></text:p>
            <text:p text:style-name="P33"><text:span text:style-name="T6">giảng viên/tutor khi gặp rắc rối không?</text:span></text:p>
          </table:table-cell>
          <table:table-cell table:style-name="Table2.A1" office:value-type="string">
            <text:p text:style-name="P30"><text:span text:style-name="T13">x</text:span></text:p>
          </table:table-cell>
          <table:table-cell table:style-name="Table2.A1" office:value-type="string">
            <text:p text:style-name="P32"><text:span text:style-name="T6">Có nỗ lực để ngủ đủ trước</text:span></text:p>
            <text:p text:style-name="P33"><text:span text:style-name="T6">ngày học không?</text:span></text:p>
          </table:table-cell>
          <table:table-cell table:style-name="Table2.A1" office:value-type="string">
            <text:p text:style-name="P30"><text:span text:style-name="T13">x</text:span></text:p>
          </table:table-cell>
        </table:table-row>
      </table:table>
      <text:p text:style-name="P59"/>
      <text:p text:style-name="P5"><text:span text:style-name="T1">Tự học</text:span></text:p>
      <text:p text:style-name="P9"><text:span text:style-name="T6">Bạn</text:span><text:span text:style-name="T20"> </text:span><text:span text:style-name="T6">đã</text:span><text:span text:style-name="T20"> </text:span><text:span text:style-name="T6">dành</text:span><text:span text:style-name="T20"> </text:span><text:span text:style-name="T6">bao</text:span><text:span text:style-name="T20"> </text:span><text:span text:style-name="T6">nhiêu</text:span><text:span text:style-name="T20"> </text:span><text:span text:style-name="T6">thời</text:span><text:span text:style-name="T20"> </text:span><text:span text:style-name="T6">gian</text:span><text:span text:style-name="T20"> </text:span><text:span text:style-name="T6">cho</text:span><text:span text:style-name="T21"> </text:span><text:span text:style-name="T6">việc</text:span><text:span text:style-name="T20"> </text:span><text:span text:style-name="T6">hoàn</text:span><text:span text:style-name="T20"> </text:span><text:span text:style-name="T6">thành</text:span><text:span text:style-name="T20"> </text:span><text:span text:style-name="T6">các</text:span><text:span text:style-name="T20"> </text:span><text:span text:style-name="T6">nhiệm</text:span><text:span text:style-name="T20"> </text:span><text:span text:style-name="T6">vụ</text:span><text:span text:style-name="T20"> </text:span><text:span text:style-name="T6">học</text:span><text:span text:style-name="T20"> </text:span><text:span text:style-name="T6">tập</text:span><text:span text:style-name="T21"> </text:span><text:span text:style-name="T6">(được</text:span><text:span text:style-name="T7"> </text:span><text:span text:style-name="T6">giao và tự giao</text:span><text:span text:style-name="T22"> </text:span><text:span text:style-name="T6">việc)?</text:span></text:p>
      <text:p text:style-name="P11"><text:span text:style-name="T6">Di chuyển ký tự ○ vào ô tương ứng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A"/>
        <table:table-row table:style-name="Table3.1">
          <table:table-cell table:style-name="Table3.A1" office:value-type="string">
            <text:p text:style-name="P34"><text:span text:style-name="T6">1h</text:span></text:p>
          </table:table-cell>
          <table:table-cell table:style-name="Table3.A1" office:value-type="string">
            <text:p text:style-name="P35"><text:span text:style-name="T6">~2hs</text:span></text:p>
          </table:table-cell>
          <table:table-cell table:style-name="Table3.A1" office:value-type="string">
            <text:p text:style-name="P35"><text:span text:style-name="T6">~4hs</text:span></text:p>
          </table:table-cell>
          <table:table-cell table:style-name="Table3.A1" office:value-type="string">
            <text:p text:style-name="P35"><text:span text:style-name="T6">~6hs</text:span></text:p>
          </table:table-cell>
          <table:table-cell table:style-name="Table3.A1" office:value-type="string">
            <text:p text:style-name="P35"><text:span text:style-name="T6">~8hs</text:span></text:p>
          </table:table-cell>
          <table:table-cell table:style-name="Table3.A1" office:value-type="string">
            <text:p text:style-name="P36"><text:span text:style-name="T6">0~15hs</text:span></text:p>
          </table:table-cell>
          <table:table-cell table:style-name="Table3.A1" office:value-type="string">
            <text:p text:style-name="P35"><text:span text:style-name="T6">15hs</text:span></text:p>
          </table:table-cell>
        </table:table-row>
        <table:table-row table:style-name="Table3.2"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0"><text:span text:style-name="T23">x</text:span></text:p>
          </table:table-cell>
          <table:table-cell table:style-name="Table3.A2" office:value-type="string">
            <text:p text:style-name="P30"><text:span text:style-name="T6"><text:line-break/></text:span></text:p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</table:table>
      <text:p text:style-name="P57"/>
      <text:h text:style-name="P1" text:outline-level="2"><text:span text:style-name="T8">Những bài học đã xong hoàn toàn</text:span></text:h>
      <text:p text:style-name="P8"><text:span text:style-name="T6">Những bài học đã hoàn thành 100% nhiệm vụ bắt buộc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<text:span text:style-name="T1">Bài học</text:span></text:p>
          </table:table-cell>
          <table:table-cell table:style-name="Table4.A1" office:value-type="string">
            <text:p text:style-name="P22"><text:span text:style-name="T2">Các công việc đã làm</text:span></text:p>
          </table:table-cell>
        </table:table-row>
        <table:table-row table:style-name="Table4.1">
          <table:table-cell table:style-name="Table4.A1" office:value-type="string">
            <text:list xml:id="list2810896937" text:style-name="WWNum1">
              <text:list-item>
                <text:p text:style-name="P21"><text:span text:style-name="T35">Introduction to Java</text:span></text:p>
              </text:list-item>
              <text:list-item>
                <text:p text:style-name="P21"><text:span text:style-name="T35">Vòng lặp trong java</text:span></text:p>
              </text:list-item>
              <text:list-item>
                <text:p text:style-name="P21"><text:span text:style-name="T35">Mảng và phương thức trong java</text:span></text:p>
              </text:list-item>
              <text:list-item>
                <text:p text:style-name="P21"><text:span text:style-name="T35">Lớp và đối tượng trong java</text:span></text:p>
              </text:list-item>
            </text:list>
          </table:table-cell>
          <table:table-cell table:style-name="Table4.A1" office:value-type="string">
            <text:p text:style-name="P30"><text:span text:style-name="T37">-Nghiên cứu lý thuyêt,làm các bài quiz đến khi chính xác,hoàn thành xong các bài thực hành và bài tập.</text:span></text:p>
            <text:p text:style-name="P40"/>
            <text:p text:style-name="P40"/>
          </table:table-cell>
        </table:table-row>
      </table:table>
      <text:h text:style-name="Heading_20_2" text:outline-level="2"><text:span text:style-name="T8">Những bài học còn chưa xong hoàn toàn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3"><text:span text:style-name="T1">Bài học</text:span></text:p>
          </table:table-cell>
          <table:table-cell table:style-name="Table5.A1" office:value-type="string">
            <text:p text:style-name="P49"><text:span text:style-name="T2">Những nội dung chưa hoàn thành</text:span></text:p>
          </table:table-cell>
          <table:table-cell table:style-name="Table5.A1" office:value-type="string">
            <text:p text:style-name="P43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2" text:outline-level="3"/>
          </table:table-cell>
          <table:table-cell table:style-name="Table5.B2" office:value-type="string">
            <text:p text:style-name="P38"/>
          </table:table-cell>
          <table:table-cell table:style-name="Table5.C2" office:value-type="string">
            <text:p text:style-name="P38"/>
          </table:table-cell>
        </table:table-row>
      </table:table>
      <text:p text:style-name="P12"/>
      <text:p text:style-name="P12"><text:soft-page-break/></text:p>
      <text:p text:style-name="P12"/>
      <text:p text:style-name="P16"><text:span text:style-name="T3">Những nhiệm vụ tự </text:span><text:span text:style-name="T28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<text:span text:style-name="T2">Nhiệm vụ</text:span></text:p>
          </table:table-cell>
          <table:table-cell table:style-name="Table6.A1" office:value-type="string">
            <text:p text:style-name="P23"><text:span text:style-name="T2">Kết quả</text:span></text:p>
          </table:table-cell>
        </table:table-row>
        <table:table-row table:style-name="Table6.1">
          <table:table-cell table:style-name="Table6.A1" office:value-type="string">
            <text:p text:style-name="P30"><text:span text:style-name="T37">Nắm chắc lý thuyết, hiểu bài</text:span></text:p>
          </table:table-cell>
          <table:table-cell table:style-name="Table6.A1" office:value-type="string">
            <text:p text:style-name="P30"><text:span text:style-name="T37">Hoàn thành</text:span></text:p>
          </table:table-cell>
        </table:table-row>
        <table:table-row table:style-name="Table6.1">
          <table:table-cell table:style-name="Table6.A1" office:value-type="string">
            <text:p text:style-name="P30"><text:span text:style-name="T32">Hoàn thành tất cả các bài tập trong mỗi bài</text:span></text:p>
          </table:table-cell>
          <table:table-cell table:style-name="Table6.A1" office:value-type="string">
            <text:p text:style-name="P30"><text:span text:style-name="T32">Hoàn thành</text:span></text:p>
          </table:table-cell>
        </table:table-row>
        <table:table-row table:style-name="Table6.4">
          <table:table-cell table:style-name="Table6.A1" office:value-type="string">
            <text:p text:style-name="P30"><text:span text:style-name="T32">Nghiên cứu thêm các vấn đề liên quan đến bài học</text:span></text:p>
          </table:table-cell>
          <table:table-cell table:style-name="Table6.A1" office:value-type="string">
            <text:p text:style-name="P30"><text:span text:style-name="T37">Hoàn thành</text:span></text:p>
          </table:table-cell>
        </table:table-row>
        <table:table-row table:style-name="Table6.4">
          <table:table-cell table:style-name="Table6.A1" office:value-type="string">
            <text:p text:style-name="P52"/>
          </table:table-cell>
          <table:table-cell table:style-name="Table6.A1" office:value-type="string">
            <text:p text:style-name="P53"/>
          </table:table-cell>
        </table:table-row>
      </table:table>
      <text:p text:style-name="P60"/>
      <text:p text:style-name="P17"><text:span text:style-name="T2">Những trở ngại gặp phải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4"><text:span text:style-name="T1">Trở ngại</text:span></text:p>
          </table:table-cell>
          <table:table-cell table:style-name="Table7.A1" office:value-type="string">
            <text:p text:style-name="P50"><text:span text:style-name="T2">Những hành động tháo gỡ đã thực hiện</text:span></text:p>
          </table:table-cell>
          <table:table-cell table:style-name="Table7.A1" office:value-type="string">
            <text:p text:style-name="P45"><text:span text:style-name="T5">Đ</text:span><text:span text:style-name="T2">ã xong chưa</text:span></text:p>
            <text:p text:style-name="P41"/>
          </table:table-cell>
          <table:table-cell table:style-name="Table7.A1" office:value-type="string">
            <text:p text:style-name="P51"><text:span text:style-name="T2">Những hành động tháo gỡ kế tiếp</text:span></text:p>
            <text:p text:style-name="P42"/>
          </table:table-cell>
        </table:table-row>
        <table:table-row table:style-name="Table7.2"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53"/>
          </table:table-cell>
        </table:table-row>
        <table:table-row table:style-name="Table7.2"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8"/>
          </table:table-cell>
          <table:table-cell table:style-name="Table7.A1" office:value-type="string">
            <text:p text:style-name="P37"/>
          </table:table-cell>
        </table:table-row>
        <table:table-row table:style-name="Table7.2"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7"/>
          </table:table-cell>
        </table:table-row>
      </table:table>
      <text:p text:style-name="P16"><text:span text:style-name="T3">Các câu hỏi quan trọng nhất đã đặt ra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3"><text:span text:style-name="T2">Câu hỏi</text:span></text:p>
          </table:table-cell>
          <table:table-cell table:style-name="Table8.A1" office:value-type="string">
            <text:p text:style-name="P43"><text:span text:style-name="T2">Kết quả nhận được/tìm</text:span></text:p>
            <text:p text:style-name="P55"><text:span text:style-name="T2">được/rút ra được</text:span></text:p>
          </table:table-cell>
        </table:table-row>
        <table:table-row table:style-name="Table8.2">
          <table:table-cell table:style-name="Table8.A2" office:value-type="string">
            <text:p text:style-name="P38"/>
          </table:table-cell>
          <table:table-cell table:style-name="Table8.B2" office:value-type="string">
            <text:p text:style-name="P38"/>
          </table:table-cell>
        </table:table-row>
      </table:table>
      <text:p text:style-name="P16"><text:span text:style-name="T2">Những kiến thức/kỹ năng gia tăng có ý nghĩa nhất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3"><text:span text:style-name="T2">Kiến thức/kỹ năng</text:span></text:p>
          </table:table-cell>
          <table:table-cell table:style-name="Table9.A1" office:value-type="string">
            <text:p text:style-name="P43"><text:span text:style-name="T2">Nguyên nhân</text:span></text:p>
            <text:p text:style-name="P55"><text:span text:style-name="T2">nhận được</text:span></text:p>
          </table:table-cell>
        </table:table-row>
        <table:table-row table:style-name="Table9.2">
          <table:table-cell table:style-name="Table9.A1" office:value-type="string">
            <text:list xml:id="list220433264095881" text:continue-numbering="true" text:style-name="WWNum1">
              <text:list-item>
                <text:p text:style-name="P47"><text:span text:style-name="T39">10 keyword (học được trong tuần)</text:span></text:p>
              </text:list-item>
              <text:list-item>
                <text:p text:style-name="P47"><text:span text:style-name="T39">1. </text:span><text:span text:style-name="T40">Java Development Kit </text:span><text:span text:style-name="T41">2. Java virtual machine 3. Java runtime enviroment 4. Class 5.Object 6.standard enditon 7. enterprire endition 8. public 9. private 10. default </text:span></text:p>
              </text:list-item>
            </text:list>
            <text:p text:style-name="P43"><text:span text:style-name="T33"><text:s/></text:span><text:span text:style-name="T36">Hoàng Đức Danh</text:span></text:p>
          </table:table-cell>
          <table:table-cell table:style-name="Table9.A1" office:value-type="string">
            <text:p text:style-name="P48"><text:span text:style-name="T25"><text:s/>Trong quá trình học và tìm hiểu thông qua tutor.</text:span></text:p>
          </table:table-cell>
        </table:table-row>
      </table:table>
      <text:p text:style-name="P13"/>
      <text:p text:style-name="P6"><text:span text:style-name="T27">Những hành động cải tiến tuần</text:span><text:span text:style-name="T29"> </text:span><text:span text:style-name="T27">tới</text:span></text:p>
      <text:p text:style-name="P10"><text:span text:style-name="T24">Đặt</text:span><text:span text:style-name="T30"> </text:span><text:span text:style-name="T24">các</text:span><text:span text:style-name="T11"> </text:span><text:span text:style-name="T24">hành</text:span><text:span text:style-name="T11"> </text:span><text:span text:style-name="T24">động</text:span><text:span text:style-name="T11"> </text:span><text:span text:style-name="T24">theo</text:span><text:span text:style-name="T11"> </text:span><text:span text:style-name="T24">tiêu</text:span><text:span text:style-name="T11"> </text:span><text:span text:style-name="T24">chuẩn</text:span><text:span text:style-name="T11"> </text:span><text:span text:style-name="T24">SMART,</text:span><text:span text:style-name="T11"> </text:span><text:span text:style-name="T24">chấm</text:span><text:span text:style-name="T30"> </text:span><text:span text:style-name="T24">điểm</text:span><text:span text:style-name="T11"> </text:span><text:span text:style-name="T24">từ</text:span><text:span text:style-name="T11"> </text:span><text:span text:style-name="T24">1</text:span><text:span text:style-name="T11"> </text:span><text:span text:style-name="T24">đến</text:span><text:span text:style-name="T11"> </text:span><text:span text:style-name="T24">4</text:span><text:span text:style-name="T11"> </text:span><text:span text:style-name="T24">theo</text:span><text:span text:style-name="T11"> </text:span><text:span text:style-name="T24">mô</text:span><text:span text:style-name="T11"> </text:span><text:span text:style-name="T24">tả</text:span><text:span text:style-name="T30"> </text:span><text:span text:style-name="T24">trong khóa</text:span><text:span text:style-name="T31"> </text:span><text:span text:style-name="T24">Kanban.</text:span></text:p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46"><text:span text:style-name="T2">Hành động</text:span></text:p>
          </table:table-cell>
          <table:table-cell table:style-name="Table10.A1" office:value-type="string">
            <text:p text:style-name="P30"><text:span text:style-name="T6">Cụ thể</text:span></text:p>
          </table:table-cell>
          <table:table-cell table:style-name="Table10.A1" office:value-type="string">
            <text:p text:style-name="P30"><text:span text:style-name="T6">Đo được</text:span></text:p>
          </table:table-cell>
          <table:table-cell table:style-name="Table10.A1" office:value-type="string">
            <text:p text:style-name="P30"><text:span text:style-name="T6">Khả thi</text:span></text:p>
          </table:table-cell>
          <table:table-cell table:style-name="Table10.A1" office:value-type="string">
            <text:p text:style-name="P30"><text:span text:style-name="T6">Thực tế</text:span></text:p>
          </table:table-cell>
          <table:table-cell table:style-name="Table10.A1" office:value-type="string">
            <text:p text:style-name="P30"><text:span text:style-name="T6">RBTG</text:span></text:p>
          </table:table-cell>
          <table:table-cell table:style-name="Table10.A1" office:value-type="string">
            <text:p text:style-name="P56"><text:span text:style-name="T1">Tổng</text:span></text:p>
          </table:table-cell>
        </table:table-row>
        <text:soft-page-break/>
        <table:table-row table:style-name="Table10.2">
          <table:table-cell table:style-name="Table10.A2" office:value-type="string">
            <text:p text:style-name="P39"/>
          </table:table-cell>
          <table:table-cell table:style-name="Table10.B2" office:value-type="string">
            <text:p text:style-name="P38"/>
          </table:table-cell>
          <table:table-cell table:style-name="Table10.C2" office:value-type="string">
            <text:p text:style-name="P38"/>
          </table:table-cell>
          <table:table-cell table:style-name="Table10.D2" office:value-type="string">
            <text:p text:style-name="P38"/>
          </table:table-cell>
          <table:table-cell table:style-name="Table10.E2" office:value-type="string">
            <text:p text:style-name="P38"/>
          </table:table-cell>
          <table:table-cell table:style-name="Table10.F2" office:value-type="string">
            <text:p text:style-name="P38"/>
          </table:table-cell>
          <table:table-cell table:style-name="Table10.G2" office:value-type="string">
            <text:p text:style-name="P38"/>
          </table:table-cell>
        </table:table-row>
      </table:table>
      <text:p text:style-name="P59"/>
      <text:h text:style-name="Heading_20_2" text:outline-level="2"><text:span text:style-name="T9">Những nhiệm vụ cốt lõi của tuần tới</text:span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3"><text:span text:style-name="T2">Nhiệm vụ</text:span></text:p>
          </table:table-cell>
          <table:table-cell table:style-name="Table11.A1" office:value-type="string">
            <text:p text:style-name="P43"><text:span text:style-name="T1">Thời</text:span></text:p>
            <text:p text:style-name="P55"><text:span text:style-name="T2">gian ước tính</text:span></text:p>
          </table:table-cell>
        </table:table-row>
        <table:table-row table:style-name="Table11.2">
          <table:table-cell table:style-name="Table11.A2" office:value-type="string">
            <text:p text:style-name="P19"><text:span text:style-name="T32">Hoàn thành các bài tập trên jame</text:span></text:p>
            <text:p text:style-name="P19"><text:span text:style-name="T32">Củng cố các kiến thức đã học, tìm hiểu các vấn đề liên quan</text:span></text:p>
            <text:p text:style-name="P19"><text:span text:style-name="T32">Đọc và nghiên cứu trước các bài học</text:span></text:p>
          </table:table-cell>
          <table:table-cell table:style-name="Table11.B2" office:value-type="string">
            <text:p text:style-name="P19"><text:span text:style-name="T32"><text:s/>15h</text:span></text:p>
            <text:p text:style-name="P19"><text:span text:style-name="T32"><text:s/>14h</text:span></text:p>
            <text:p text:style-name="P19"><text:span text:style-name="T32"><text:s/>10h</text:span></text:p>
          </table:table-cell>
        </table:table-row>
      </table:table>
      <text:p text:style-name="P15"/>
      <text:p text:style-name="P15"/>
      <text:p text:style-name="P18"/>
      <text:p text:style-name="P1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2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draw:text-areas="0 0 ?f0 ?f1" svg:viewBox="0 0 0 0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42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705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87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24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33in" svg:height="0.1433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draw:text-areas="0 0 ?f0 ?f1" svg:viewBox="0 0 0 0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42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705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87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24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33in" svg:height="0.1433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08-04T22:04:33.005799288</dc:date>
    <meta:editing-cycles>45</meta:editing-cycles>
    <meta:editing-duration>PT19H3M2S</meta:editing-duration>
    <meta:generator>LibreOffice/7.3.4.2$Linux_X86_64 LibreOffice_project/30$Build-2</meta:generator>
    <meta:document-statistic meta:table-count="11" meta:image-count="0" meta:object-count="0" meta:page-count="4" meta:paragraph-count="111" meta:word-count="560" meta:character-count="2499" meta:non-whitespace-character-count="2031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